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58f2" officeooo:paragraph-rsid="001058f2"/>
    </style:style>
    <style:style style:name="P2" style:family="paragraph" style:parent-style-name="Standard">
      <style:paragraph-properties fo:break-before="page"/>
      <style:text-properties officeooo:rsid="001058f2" officeooo:paragraph-rsid="001058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PDF file.</text:p>
      <text:p text:style-name="P1"/>
      <text:p text:style-name="P1">This is the first page of this PDF file.</text:p>
      <text:p text:style-name="P2">This is the second page of this file.</text:p>
      <text:p text:style-name="P2">This is the third page of this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6:47:58.157366993</meta:creation-date>
    <dc:date>2019-05-08T16:50:14.422591245</dc:date>
    <meta:editing-duration>PT2M16S</meta:editing-duration>
    <meta:editing-cycles>1</meta:editing-cycles>
    <meta:document-statistic meta:table-count="0" meta:image-count="0" meta:object-count="0" meta:page-count="3" meta:paragraph-count="4" meta:word-count="31" meta:character-count="137" meta:non-whitespace-character-count="110"/>
    <meta:generator>LibreOffice/5.1.6.2$Linux_X86_64 LibreOffice_project/10m0$Build-2</meta:generator>
  </office:meta>
</office:document-meta>
</file>